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Élevé" style:family="text">
      <style:text-properties style:font-name="Segoe UI" style:font-name-complex="Segoe UI" fo:color="#0D0D0D" fo:background-color="#FFFFFF"/>
    </style:style>
    <style:style style:name="T3" style:parent-style-name="Élevé" style:family="text">
      <style:text-properties style:font-name="Segoe UI" style:font-name-complex="Segoe UI" fo:color="#0D0D0D" fo:background-color="#FFFFFF"/>
    </style:style>
    <style:style style:name="T4" style:parent-style-name="Policepardéfaut" style:family="text">
      <style:text-properties style:font-name="Segoe UI" style:font-name-complex="Segoe UI" fo:color="#0D0D0D" fo:background-color="#FFFFFF"/>
    </style:style>
    <style:style style:name="T5" style:parent-style-name="Élevé" style:family="text">
      <style:text-properties style:font-name="Segoe UI" style:font-name-complex="Segoe UI" fo:color="#0D0D0D" fo:background-color="#FFFFFF"/>
    </style:style>
    <style:style style:name="T6" style:parent-style-name="Policepardéfaut" style:family="text">
      <style:text-properties style:font-name="Segoe UI" style:font-name-complex="Segoe UI" fo:color="#0D0D0D" fo:background-color="#FFFFFF"/>
    </style:style>
    <style:style style:name="P7" style:parent-style-name="Normal" style:family="paragraph">
      <style:paragraph-properties fo:border="0.0034in solid #E3E3E3" fo:padding="0in" style:shadow="none" fo:margin-bottom="0.2083in" fo:line-height="100%" fo:background-color="#FFFFFF"/>
    </style:style>
    <style:style style:name="T8"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9"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0"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1"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2" style:parent-style-name="Normal" style:list-style-name="LFO1" style:family="paragraph">
      <style:paragraph-properties fo:border="0.0034in solid #E3E3E3" fo:padding-top="0in" fo:padding-left="0.0694in" fo:padding-bottom="0in" fo:padding-right="0in" style:shadow="none" fo:margin-bottom="0in" fo:line-height="100%" fo:background-color="#FFFFFF"/>
    </style:style>
    <style:style style:name="T13"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14"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15"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6"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7" style:parent-style-name="Normal" style:list-style-name="LFO1" style:family="paragraph">
      <style:paragraph-properties fo:border="0.0034in solid #E3E3E3" fo:padding-top="0in" fo:padding-left="0.0694in" fo:padding-bottom="0in" fo:padding-right="0in" style:shadow="none" fo:margin-bottom="0in" fo:line-height="100%" fo:background-color="#FFFFFF"/>
    </style:style>
    <style:style style:name="T18"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19"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20"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1" style:parent-style-name="Normal" style:family="paragraph">
      <style:paragraph-properties fo:border="0.0034in solid #E3E3E3" fo:padding="0in" style:shadow="none" fo:margin-bottom="0.2083in" fo:line-height="100%" fo:background-color="#FFFFFF"/>
    </style:style>
    <style:style style:name="T22"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23" style:parent-style-name="Normal" style:list-style-name="LFO2"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4" style:parent-style-name="Normal" style:list-style-name="LFO2"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5" style:parent-style-name="Normal" style:list-style-name="LFO2"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6" style:parent-style-name="Normal" style:list-style-name="LFO2"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7" style:parent-style-name="Normal" style:list-style-name="LFO2"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8" style:parent-style-name="Normal" style:family="paragraph">
      <style:paragraph-properties fo:border="0.0034in solid #E3E3E3" fo:padding-top="0in" fo:padding-left="0.0694in" fo:padding-bottom="0in" fo:padding-right="0in" style:shadow="none" fo:margin-bottom="0in" fo:line-height="100%" fo:margin-left="0.5in" fo:background-color="#FFFFFF">
        <style:tab-stops/>
      </style:paragraph-properties>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29" style:parent-style-name="Normal" style:family="paragraph">
      <style:paragraph-properties fo:border="0.0034in solid #E3E3E3" fo:padding="0in" style:shadow="none" fo:margin-bottom="0.2083in" fo:line-height="100%" fo:background-color="#FFFFFF"/>
    </style:style>
    <style:style style:name="T30"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1" style:parent-style-name="Normal" style:list-style-name="LFO3"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32" style:parent-style-name="Normal" style:list-style-name="LFO3"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33" style:parent-style-name="Normal" style:list-style-name="LFO3"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34" style:parent-style-name="Normal" style:family="paragraph">
      <style:paragraph-properties fo:margin-top="0.5in" fo:margin-bottom="0.5in" fo:line-height="100%"/>
      <style:text-properties style:font-name="Segoe UI" style:font-name-asian="Times New Roman" style:font-name-complex="Segoe UI" style:letter-kerning="false" fo:font-size="12pt" style:font-size-asian="12pt" style:font-size-complex="12pt" style:language-asian="fr" style:country-asian="FR"/>
    </style:style>
    <style:style style:name="P35" style:parent-style-name="Normal" style:family="paragraph">
      <style:paragraph-properties fo:margin-top="0.5in" fo:margin-bottom="0.5in" fo:line-height="100%"/>
    </style:style>
    <style:style style:name="T36" style:parent-style-name="Élevé" style:family="text">
      <style:text-properties style:font-name="Segoe UI" style:font-name-complex="Segoe UI" fo:color="#0D0D0D" fo:background-color="#FFFFFF"/>
    </style:style>
    <style:style style:name="T37" style:parent-style-name="Élevé" style:family="text">
      <style:text-properties style:font-name="Segoe UI" style:font-name-complex="Segoe UI" fo:color="#0D0D0D" fo:background-color="#FFFFFF"/>
    </style:style>
    <style:style style:name="P38" style:parent-style-name="Normal" style:family="paragraph">
      <style:paragraph-properties fo:margin-top="0.5in" fo:margin-bottom="0.5in" fo:line-height="100%"/>
    </style:style>
    <style:style style:name="T39"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40"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41" style:parent-style-name="Élevé" style:family="text">
      <style:text-properties style:font-name="Segoe UI" style:font-name-complex="Segoe UI" fo:color="#0D0D0D" fo:background-color="#FFFFFF"/>
    </style:style>
    <style:style style:name="P42" style:parent-style-name="Normal" style:family="paragraph">
      <style:paragraph-properties fo:border="0.0034in solid #E3E3E3" fo:padding="0in" style:shadow="none" fo:margin-bottom="0.2083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43"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4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45"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46"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47"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48"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49"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50"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51"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52"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53"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54"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55"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56"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57"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58"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59" style:parent-style-name="Normal" style:list-style-name="LFO4"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60" style:parent-style-name="Normal" style:list-style-name="LFO4"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61"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62"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63" style:parent-style-name="Normal" style:family="paragraph">
      <style:paragraph-properties fo:margin-top="0.5in" fo:margin-bottom="0.5in" fo:line-height="100%"/>
    </style:style>
    <style:style style:name="T64"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65" style:parent-style-name="Élevé" style:family="text">
      <style:text-properties style:font-name="Segoe UI" style:font-name-complex="Segoe UI" fo:color="#0D0D0D" fo:background-color="#FFFFFF"/>
    </style:style>
    <style:style style:name="P66"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67"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68"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69"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0" style:parent-style-name="Normal" style:list-style-name="LFO4"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1" style:parent-style-name="Normal" style:list-style-name="LFO4"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2" style:parent-style-name="Normal" style:list-style-name="LFO4" style:family="paragraph">
      <style:paragraph-properties fo:border="0.0034in solid #E3E3E3" fo:padding-top="0in" fo:padding-left="0.0694in" fo:padding-bottom="0in" fo:padding-right="0in" style:shadow="none" fo:margin-bottom="0in" fo:line-height="100%" fo:background-color="#FFFFFF"/>
    </style:style>
    <style:style style:name="T73"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74"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75"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76" style:parent-style-name="Normal" style:family="paragraph">
      <style:paragraph-properties fo:margin-top="0.5in" fo:margin-bottom="0.5in" fo:line-height="100%"/>
    </style:style>
    <style:style style:name="T7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78" style:parent-style-name="Normal" style:family="paragraph">
      <style:paragraph-properties fo:border="0.0034in solid #E3E3E3" fo:padding="0in" style:shadow="none" fo:margin-bottom="0.2083in" fo:line-height="100%" fo:background-color="#FFFFFF"/>
    </style:style>
    <style:style style:name="T79"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80"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T81" style:parent-style-name="CodeHTML" style:family="text">
      <style:text-properties style:font-name="Ubuntu Mono" fo:font-weight="bold" style:font-weight-asian="bold" style:font-weight-complex="bold" fo:font-size="10.5pt" style:font-size-asian="10.5pt" style:font-size-complex="10.5pt"/>
    </style:style>
    <style:style style:name="T82" style:parent-style-name="CodeHTML" style:family="text">
      <style:text-properties style:font-name="Ubuntu Mono" fo:font-weight="bold" style:font-weight-asian="bold" style:font-weight-complex="bold" fo:font-size="10.5pt" style:font-size-asian="10.5pt" style:font-size-complex="10.5pt"/>
    </style:style>
    <style:style style:name="T83" style:parent-style-name="CodeHTML" style:family="text">
      <style:text-properties style:font-name="Ubuntu Mono" fo:font-weight="bold" style:font-weight-asian="bold" style:font-weight-complex="bold" fo:font-size="10.5pt" style:font-size-asian="10.5pt" style:font-size-complex="10.5pt"/>
    </style:style>
    <style:style style:name="T84" style:parent-style-name="CodeHTML" style:family="text">
      <style:text-properties style:font-name="Ubuntu Mono" fo:font-weight="bold" style:font-weight-asian="bold" style:font-weight-complex="bold" fo:font-size="10.5pt" style:font-size-asian="10.5pt" style:font-size-complex="10.5pt"/>
    </style:style>
    <style:style style:name="T85" style:parent-style-name="CodeHTML" style:family="text">
      <style:text-properties style:font-name="Ubuntu Mono" fo:font-weight="bold" style:font-weight-asian="bold" style:font-weight-complex="bold" fo:font-size="10.5pt" style:font-size-asian="10.5pt" style:font-size-complex="10.5pt"/>
    </style:style>
    <style:style style:name="T86" style:parent-style-name="CodeHTML" style:family="text">
      <style:text-properties style:font-name="Ubuntu Mono" fo:font-weight="bold" style:font-weight-asian="bold" style:font-weight-complex="bold" fo:font-size="10.5pt" style:font-size-asian="10.5pt" style:font-size-complex="10.5pt"/>
    </style:style>
    <style:style style:name="P87"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T88" style:parent-style-name="CodeHTML" style:family="text">
      <style:text-properties style:font-name="Ubuntu Mono" fo:font-weight="bold" style:font-weight-asian="bold" style:font-weight-complex="bold" fo:font-size="10.5pt" style:font-size-asian="10.5pt" style:font-size-complex="10.5pt"/>
    </style:style>
    <style:style style:name="P89"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T90" style:parent-style-name="CodeHTML" style:family="text">
      <style:text-properties style:font-name="Ubuntu Mono" fo:font-weight="bold" style:font-weight-asian="bold" style:font-weight-complex="bold" fo:font-size="10.5pt" style:font-size-asian="10.5pt" style:font-size-complex="10.5pt"/>
    </style:style>
    <style:style style:name="T91" style:parent-style-name="CodeHTML" style:family="text">
      <style:text-properties style:font-name="Ubuntu Mono" fo:font-weight="bold" style:font-weight-asian="bold" style:font-weight-complex="bold" fo:font-size="10.5pt" style:font-size-asian="10.5pt" style:font-size-complex="10.5pt"/>
    </style:style>
    <style:style style:name="P92"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T93" style:parent-style-name="CodeHTML" style:family="text">
      <style:text-properties style:font-name="Ubuntu Mono" fo:font-weight="bold" style:font-weight-asian="bold" style:font-weight-complex="bold" fo:font-size="10.5pt" style:font-size-asian="10.5pt" style:font-size-complex="10.5pt"/>
    </style:style>
    <style:style style:name="P94"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T95" style:parent-style-name="CodeHTML" style:family="text">
      <style:text-properties style:font-name="Ubuntu Mono" fo:font-weight="bold" style:font-weight-asian="bold" style:font-weight-complex="bold" fo:font-size="10.5pt" style:font-size-asian="10.5pt" style:font-size-complex="10.5pt"/>
    </style:style>
    <style:style style:name="P96"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T97" style:parent-style-name="CodeHTML" style:family="text">
      <style:text-properties style:font-name="Ubuntu Mono" fo:font-weight="bold" style:font-weight-asian="bold" style:font-weight-complex="bold" fo:font-size="10.5pt" style:font-size-asian="10.5pt" style:font-size-complex="10.5pt"/>
    </style:style>
    <style:style style:name="P98"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P99" style:parent-style-name="NormalWeb" style:list-style-name="LFO11" style:family="paragraph">
      <style:paragraph-properties fo:border="0.0034in solid #E3E3E3" fo:padding-top="0in" fo:padding-left="0.0694in" fo:padding-bottom="0in" fo:padding-right="0in" style:shadow="none" fo:margin-top="0in" fo:margin-bottom="0in"/>
    </style:style>
    <style:style style:name="P100" style:parent-style-name="NormalWeb" style:family="paragraph">
      <style:paragraph-properties fo:border="0.0034in solid #E3E3E3" fo:padding="0in" style:shadow="none" fo:margin-top="0.2083in" fo:margin-bottom="0in"/>
    </style:style>
    <style:style style:name="P101"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fr" style:country-asian="FR"/>
    </style:style>
    <style:style style:name="P102" style:parent-style-name="Normal" style:family="paragraph">
      <style:paragraph-properties fo:margin-top="0.5in" fo:margin-bottom="0.5in" fo:line-height="100%"/>
    </style:style>
    <style:style style:name="T103"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04" style:parent-style-name="Élevé" style:family="text">
      <style:text-properties style:font-name="Segoe UI" style:font-name-complex="Segoe UI" fo:color="#0D0D0D" fo:background-color="#FFFFFF"/>
    </style:style>
    <style:style style:name="P105" style:parent-style-name="Normal" style:family="paragraph">
      <style:paragraph-properties fo:border="0.0034in solid #E3E3E3" fo:padding="0in" style:shadow="none" fo:margin-bottom="0.2083in" fo:line-height="100%" fo:background-color="#FFFFFF"/>
    </style:style>
    <style:style style:name="T106"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107" style:parent-style-name="Normal" style:list-style-name="LFO6" style:family="paragraph">
      <style:paragraph-properties fo:border="0.0034in solid #E3E3E3" fo:padding-top="0in" fo:padding-left="0.0694in" fo:padding-bottom="0in" fo:padding-right="0in" style:shadow="none" fo:margin-bottom="0in" fo:line-height="100%" fo:background-color="#FFFFFF"/>
    </style:style>
    <style:style style:name="T108"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09"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10" style:parent-style-name="Normal" style:list-style-name="LFO6" style:family="paragraph">
      <style:paragraph-properties fo:border="0.0034in solid #E3E3E3" fo:padding-top="0in" fo:padding-left="0.0694in" fo:padding-bottom="0in" fo:padding-right="0in" style:shadow="none" fo:margin-bottom="0in" fo:line-height="100%" fo:background-color="#FFFFFF"/>
    </style:style>
    <style:style style:name="T111"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12"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13" style:parent-style-name="Normal" style:list-style-name="LFO6" style:family="paragraph">
      <style:paragraph-properties fo:border="0.0034in solid #E3E3E3" fo:padding-top="0in" fo:padding-left="0.0694in" fo:padding-bottom="0in" fo:padding-right="0in" style:shadow="none" fo:margin-bottom="0in" fo:line-height="100%" fo:background-color="#FFFFFF"/>
    </style:style>
    <style:style style:name="T11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15"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16" style:parent-style-name="Normal" style:family="paragraph">
      <style:paragraph-properties fo:border="0.0034in solid #E3E3E3" fo:padding="0in" style:shadow="none" fo:margin-top="0.2083in" fo:margin-bottom="0.2083in" fo:line-height="100%" fo:background-color="#FFFFFF"/>
    </style:style>
    <style:style style:name="T117"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118" style:parent-style-name="Normal" style:list-style-name="LFO7" style:family="paragraph">
      <style:paragraph-properties fo:border="0.0034in solid #E3E3E3" fo:padding-top="0in" fo:padding-left="0.0694in" fo:padding-bottom="0in" fo:padding-right="0in" style:shadow="none" fo:margin-bottom="0in" fo:line-height="100%" fo:background-color="#FFFFFF"/>
    </style:style>
    <style:style style:name="T119"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20"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T121" style:parent-style-name="Policepardéfau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fr" style:country-asian="FR"/>
    </style:style>
    <style:style style:name="T122"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23" style:parent-style-name="Normal" style:list-style-name="LFO7" style:family="paragraph">
      <style:paragraph-properties fo:border="0.0034in solid #E3E3E3" fo:padding-top="0in" fo:padding-left="0.0694in" fo:padding-bottom="0in" fo:padding-right="0in" style:shadow="none" fo:margin-bottom="0in" fo:line-height="100%" fo:background-color="#FFFFFF"/>
    </style:style>
    <style:style style:name="T124"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25"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26" style:parent-style-name="Normal" style:list-style-name="LFO7" style:family="paragraph">
      <style:paragraph-properties fo:border="0.0034in solid #E3E3E3" fo:padding-top="0in" fo:padding-left="0.0694in" fo:padding-bottom="0in" fo:padding-right="0in" style:shadow="none" fo:margin-bottom="0in" fo:line-height="100%" fo:background-color="#FFFFFF"/>
    </style:style>
    <style:style style:name="T127"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28"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29" style:parent-style-name="Normal" style:family="paragraph">
      <style:paragraph-properties fo:border="0.0034in solid #E3E3E3" fo:padding="0in" style:shadow="none" fo:margin-top="0.2083in" fo:margin-bottom="0.2083in" fo:line-height="100%" fo:background-color="#FFFFFF"/>
    </style:style>
    <style:style style:name="T130"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131" style:parent-style-name="Normal" style:list-style-name="LFO8" style:family="paragraph">
      <style:paragraph-properties fo:border="0.0034in solid #E3E3E3" fo:padding-top="0in" fo:padding-left="0.0694in" fo:padding-bottom="0in" fo:padding-right="0in" style:shadow="none" fo:margin-bottom="0in" fo:line-height="100%" fo:background-color="#FFFFFF"/>
    </style:style>
    <style:style style:name="T132"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33"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34" style:parent-style-name="Normal" style:list-style-name="LFO8" style:family="paragraph">
      <style:paragraph-properties fo:border="0.0034in solid #E3E3E3" fo:padding-top="0in" fo:padding-left="0.0694in" fo:padding-bottom="0in" fo:padding-right="0in" style:shadow="none" fo:margin-bottom="0in" fo:line-height="100%" fo:background-color="#FFFFFF"/>
    </style:style>
    <style:style style:name="T135"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36"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37" style:parent-style-name="Normal" style:list-style-name="LFO8" style:family="paragraph">
      <style:paragraph-properties fo:border="0.0034in solid #E3E3E3" fo:padding-top="0in" fo:padding-left="0.0694in" fo:padding-bottom="0in" fo:padding-right="0in" style:shadow="none" fo:margin-bottom="0in" fo:line-height="100%" fo:background-color="#FFFFFF"/>
    </style:style>
    <style:style style:name="T138"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39"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40" style:parent-style-name="Normal" style:family="paragraph">
      <style:paragraph-properties fo:border="0.0034in solid #E3E3E3" fo:padding="0in" style:shadow="none" fo:margin-top="0.2083in" fo:margin-bottom="0.2083in" fo:line-height="100%" fo:background-color="#FFFFFF"/>
    </style:style>
    <style:style style:name="T141"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142" style:parent-style-name="Normal" style:list-style-name="LFO9" style:family="paragraph">
      <style:paragraph-properties fo:border="0.0034in solid #E3E3E3" fo:padding-top="0in" fo:padding-left="0.0694in" fo:padding-bottom="0in" fo:padding-right="0in" style:shadow="none" fo:margin-bottom="0in" fo:line-height="100%" fo:background-color="#FFFFFF"/>
    </style:style>
    <style:style style:name="T143"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44"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45" style:parent-style-name="Normal" style:list-style-name="LFO9" style:family="paragraph">
      <style:paragraph-properties fo:border="0.0034in solid #E3E3E3" fo:padding-top="0in" fo:padding-left="0.0694in" fo:padding-bottom="0in" fo:padding-right="0in" style:shadow="none" fo:margin-bottom="0in" fo:line-height="100%" fo:background-color="#FFFFFF"/>
    </style:style>
    <style:style style:name="T146"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47"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48" style:parent-style-name="Normal" style:list-style-name="LFO9" style:family="paragraph">
      <style:paragraph-properties fo:border="0.0034in solid #E3E3E3" fo:padding-top="0in" fo:padding-left="0.0694in" fo:padding-bottom="0in" fo:padding-right="0in" style:shadow="none" fo:margin-bottom="0in" fo:line-height="100%" fo:background-color="#FFFFFF"/>
    </style:style>
    <style:style style:name="T149" style:parent-style-name="Policepardéfaut" style:family="text">
      <style:text-properties style:font-name="Segoe UI"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150" style:parent-style-name="Policepardéfaut" style:family="text">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51" style:parent-style-name="Normal" style:family="paragraph">
      <style:paragraph-properties fo:margin-top="0.5in" fo:margin-bottom="0.5in" fo:line-height="100%"/>
    </style:style>
    <style:style style:name="T15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53" style:parent-style-name="Normal" style:family="paragraph">
      <style:paragraph-properties fo:border="0.0034in solid #E3E3E3" fo:padding="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fr" style:country-asian="FR"/>
    </style:style>
    <style:style style:name="P154" style:parent-style-name="Normal" style:family="paragraph">
      <style:paragraph-properties fo:margin-top="0.5in" fo:margin-bottom="0.5in" fo:line-height="100%"/>
      <style:text-properties style:font-name="Segoe UI" style:font-name-complex="Segoe UI" fo:font-weight="bold" style:font-weight-asian="bold" style:font-weight-complex="bold" fo:color="#0D0D0D" fo:background-color="#FFFFFF"/>
    </style:style>
    <style:style style:family="graphic" style:name="a3">
      <style:graphic-properties style:wrap="parallel" style:wrap-contour="false" style:writing-mode="lr-tb" draw:fill="solid" draw:fill-color="#0d0d0d"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0d0d0d" draw:opacity="100%" draw:stroke="none" style:horizontal-rel="paragraph" style:vertical-rel="paragraph" style:horizontal-pos="from-left" style:vertical-pos="from-top"/>
      <style:paragraph-properties/>
    </style:style>
  </office:automatic-styles>
  <office:body>
    <office:text text:use-soft-page-breaks="true">
      <text:p text:style-name="P1"><text:span text:style-name="T2"><text:s text:c="28"/>Documentation de l'application Analyse-voyelle</text:span></text:p>
      <text:p text:style-name="Normal"/>
      <text:p text:style-name="Normal"/>
      <text:p text:style-name="Normal"/>
      <text:p text:style-name="Normal"><text:span text:style-name="T3">Description :</text:span><text:span text:style-name="T4"><text:s/>L'application<text:s/></text:span><text:span text:style-name="T5">Analyse-voyelle</text:span><text:span text:style-name="T6"><text:s/>est une application Flutter qui permet d'analyser le nombre de voyelles et de consonnes dans un texte saisi par l'utilisateur. Elle affiche le nombre d'occurrences de chaque voyelle ainsi que le nombre total de consonnes.</text:span></text:p>
      <text:p text:style-name="P7"><text:span text:style-name="T8">Instructions d'installation :</text:span></text:p>
      <text:list text:style-name="LFO1" text:continue-numbering="true">
        <text:list-item>
          <text:p text:style-name="P9">Assurez-vous d'avoir Flutter installé sur votre système. Si ce n'est pas le cas, suivez les instructions sur le site officiel de Flutter pour l'installation : Flutter - Get Started</text:p>
        </text:list-item>
        <text:list-item>
          <text:p text:style-name="P10">Clonez ou téléchargez les fichiers de ce projet dans votre répertoire de travail.</text:p>
        </text:list-item>
        <text:list-item>
          <text:p text:style-name="P11">Ouvrez un terminal et accédez au répertoire de ce projet.</text:p>
        </text:list-item>
        <text:list-item>
          <text:p text:style-name="P12"><text:span text:style-name="T13">Exécutez la commande<text:s/></text:span><text:span text:style-name="T14">flutter pub get</text:span><text:span text:style-name="T15"><text:s/>pour installer les dépendances du projet.</text:span></text:p>
        </text:list-item>
        <text:list-item>
          <text:p text:style-name="P16">Connectez un émulateur ou un appareil physique.</text:p>
        </text:list-item>
        <text:list-item>
          <text:p text:style-name="P17"><text:span text:style-name="T18">Exécutez la commande<text:s/></text:span><text:span text:style-name="T19">flutter run</text:span><text:span text:style-name="T20"><text:s/>pour lancer l'application sur votre émulateur ou appareil.</text:span></text:p>
        </text:list-item>
      </text:list>
      <text:p text:style-name="P21"><text:span text:style-name="T22">Instructions d'utilisation :</text:span></text:p>
      <text:list text:style-name="LFO2" text:continue-numbering="true">
        <text:list-item>
          <text:p text:style-name="P23">Une fois l'application lancée, vous verrez un champ de texte où vous pouvez entrer votre texte à analyser.</text:p>
        </text:list-item>
        <text:list-item>
          <text:p text:style-name="P24">Saisissez le texte dans le champ de texte.</text:p>
        </text:list-item>
        <text:list-item>
          <text:p text:style-name="P25">Appuyez sur le bouton "Analyser" pour lancer l'analyse du texte.</text:p>
        </text:list-item>
        <text:list-item>
          <text:p text:style-name="P26">La liste des voyelles avec leurs occurrences sera affichée, ainsi que le nombre total de consonnes.</text:p>
        </text:list-item>
        <text:list-item>
          <text:p text:style-name="P27">Vous pouvez saisir un nouveau texte à analyser à tout moment en répétant les étapes 1 à 3.</text:p>
        </text:list-item>
      </text:list>
      <text:p text:style-name="P28"/>
      <text:p text:style-name="P29"><text:span text:style-name="T30">Remarques :</text:span></text:p>
      <text:list text:style-name="LFO3" text:continue-numbering="true">
        <text:list-item>
          <text:p text:style-name="P31">L'application est conçue pour fonctionner sur des appareils Android et iOS.</text:p>
        </text:list-item>
        <text:list-item>
          <text:p text:style-name="P32">Assurez-vous d'avoir une connexion Internet lors de l'exécution de l'application pour permettre la mise à jour de l'heure système.</text:p>
        </text:list-item>
        <text:list-item>
          <text:p text:style-name="P33">L'application utilise une mise à jour périodique pour afficher l'heure système en temps réel dans la barre d'applications.</text:p>
        </text:list-item>
      </text:list>
      <text:p text:style-name="Normal"/>
      <text:p text:style-name="P34"><text:s text:c="4"/></text:p>
      <text:soft-page-break/>
      <text:p text:style-name="P35"><text:span text:style-name="T36"><text:s text:c="30"/>Architecture de l'application Analyse-voyell</text:span><text:span text:style-name="T37">e</text:span></text:p>
      <text:p text:style-name="P38"><text:span text:style-name="T39">Description de l'architecture :</text:span><text:span text:style-name="T40"><text:s/>L'application<text:s/></text:span><text:span text:style-name="T41">Analyse-voyelle</text:span></text:p>
      <text:p text:style-name="P42">suit une architecture MVC (Modèle-Vue-Contrôleur) simplifiée, où la logique de présentation est séparée de la logique métier. Voici une description des différents composants de l'architecture :</text:p>
      <text:list text:style-name="LFO4" text:continue-numbering="true">
        <text:list-item>
          <text:p text:style-name="P43"><text:span text:style-name="T44">Modèle :</text:span></text:p>
          <text:list text:continue-numbering="true">
            <text:list-item>
              <text:p text:style-name="P45"><text:span text:style-name="T46">Le modèle dans cette application consiste en deux entités principales :<text:s/></text:span><text:span text:style-name="T47">inputText</text:span><text:span text:style-name="T48"><text:s/>et<text:s/></text:span><text:span text:style-name="T49">vowelCountMap</text:span><text:span text:style-name="T50">.</text:span></text:p>
            </text:list-item>
            <text:list-item>
              <text:p text:style-name="P51"><text:span text:style-name="T52">inputText</text:span><text:span text:style-name="T53"><text:s/>stocke le texte saisi par l'utilisateur à analyser.</text:span></text:p>
            </text:list-item>
            <text:list-item>
              <text:p text:style-name="P54"><text:span text:style-name="T55">vowelCountMap</text:span><text:span text:style-name="T56"><text:s/>est un map qui enregistre le nombre d'occurrences de chaque voyelle dans le texte saisi.</text:span></text:p>
            </text:list-item>
          </text:list>
        </text:list-item>
        <text:list-item>
          <text:p text:style-name="P57"><text:span text:style-name="T58">Vue :</text:span></text:p>
          <text:list text:continue-numbering="true">
            <text:list-item>
              <text:p text:style-name="P59">La vue est définie par les widgets Flutter qui composent l'interface utilisateur de l'application.</text:p>
            </text:list-item>
            <text:list-item>
              <text:p text:style-name="P60">Les widgets de la vue incluent un champ de texte pour saisir le texte, un bouton pour lancer l'analyse, une liste pour afficher les voyelles avec leurs occurrences, et un élément pour afficher le nombre total de consonnes.</text:p>
            </text:list-item>
          </text:list>
        </text:list-item>
        <text:list-item>
          <text:p text:style-name="P61"><text:span text:style-name="T62">Contrôleur :</text:span></text:p>
        </text:list-item>
      </text:list>
      <text:p text:style-name="P63"><text:span text:style-name="T64">Le contrôleur est représenté par la classe<text:s/></text:span><text:span text:style-name="T65">Analyse-voyelle</text:span></text:p>
      <text:list text:style-name="LFO4" text:continue-numbering="true">
        <text:list-item>
          <text:list>
            <text:list-item>
              <text:p text:style-name="P66"><text:span text:style-name="T67">, qui étend<text:s/></text:span><text:span text:style-name="T68">StatefulWidget</text:span><text:span text:style-name="T69">.</text:span></text:p>
            </text:list-item>
            <text:list-item>
              <text:p text:style-name="P70">Le contrôleur est responsable de la gestion de l'état de l'application, des interactions utilisateur et de la coordination entre le modèle et la vue.</text:p>
            </text:list-item>
            <text:list-item>
              <text:p text:style-name="P71">Il définit des méthodes pour compter les voyelles et les consonnes, ainsi que pour obtenir la couleur des voyelles.</text:p>
            </text:list-item>
            <text:list-item>
              <text:p text:style-name="P72"><text:span text:style-name="T73">Il utilise le widget<text:s/></text:span><text:span text:style-name="T74">setState</text:span><text:span text:style-name="T75"><text:s/>pour déclencher une mise à jour de l'interface utilisateur lorsque l'état de l'application change.</text:span></text:p>
            </text:list-item>
          </text:list>
        </text:list-item>
      </text:list>
      <text:p text:style-name="P76"><text:span text:style-name="T77"><draw:custom-shape svg:x="0in" svg:y="0in" svg:width="0in" svg:height="0in" draw:z-index="0" draw:id="id1" draw:style-name="a3" draw:name="Horizontal Line 4" text:anchor-type="as-char"><svg:title/><svg:desc/><draw:enhanced-geometry draw:type="non-primitive" svg:viewBox="0 0 21600 21600" draw:enhanced-path="M 0 0 L 21600 0 21600 21600 0 21600 Z N"/></draw:custom-shape></text:span></text:p>
      <text:soft-page-break/>
      <text:p text:style-name="P78"><text:span text:style-name="T79">Décisions de conception :</text:span></text:p>
      <text:list text:style-name="LFO11" text:continue-numbering="true">
        <text:list-item>
          <text:p text:style-name="P80"><text:span text:style-name="Élevé">Utilisation de Flutter Widgets</text:span>: Le code utilise divers widgets fournis par le framework Flutter pour créer une interface utilisateur interactive. Par exemple,<text:s/><text:span text:style-name="T81">MaterialApp</text:span>,<text:s/><text:span text:style-name="T82">Scaffold</text:span>,<text:s/><text:span text:style-name="T83">AppBar</text:span>,<text:s/><text:span text:style-name="T84">TextField</text:span>,<text:s/><text:span text:style-name="T85">ElevatedButton</text:span>,<text:s/><text:span text:style-name="T86">ListView.builder</text:span>, etc.</text:p>
        </text:list-item>
        <text:list-item>
          <text:p text:style-name="P87"><text:span text:style-name="Élevé">StatefulWidget</text:span>: La classe<text:s/><text:span text:style-name="T88">VowelConsonantCounter</text:span><text:s/>est un StatefulWidget, ce qui signifie qu'elle peut maintenir un état mutable qui peut être modifié pendant le cycle de vie de l'application.</text:p>
        </text:list-item>
        <text:list-item>
          <text:p text:style-name="P89"><text:span text:style-name="Élevé">Gestion de l'état</text:span>: L'état de la classe<text:s/><text:span text:style-name="T90">_VowelConsonantCounterState</text:span><text:s/>est modifié à l'aide de la méthode<text:s/><text:span text:style-name="T91">setState</text:span>, ce qui déclenche la reconstruction de l'interface utilisateur lorsque l'état change.</text:p>
        </text:list-item>
        <text:list-item>
          <text:p text:style-name="P92"><text:span text:style-name="Élevé">Gestion des événements utilisateur</text:span>: L'application réagit aux événements utilisateur tels que la saisie de texte dans un<text:s/><text:span text:style-name="T93">TextField</text:span><text:s/>et le clic sur un bouton pour déclencher une action.</text:p>
        </text:list-item>
        <text:list-item>
          <text:p text:style-name="P94"><text:span text:style-name="Élevé">Utilisation de Timer</text:span>: Un<text:s/><text:span text:style-name="T95">Timer</text:span><text:s/>est utilisé pour mettre à jour l'heure chaque seconde dans l'application.</text:p>
        </text:list-item>
        <text:list-item>
          <text:p text:style-name="P96"><text:span text:style-name="Élevé">Utilisation de RegExp</text:span>: Les expressions régulières (<text:span text:style-name="T97">RegExp</text:span>) sont utilisées pour identifier les voyelles et les consonnes dans le texte saisi par l'utilisateur.</text:p>
        </text:list-item>
        <text:list-item>
          <text:p text:style-name="P98"><text:span text:style-name="Élevé">Styles et thèmes personnalisés</text:span>: L'application utilise des styles et des thèmes personnalisés pour personnaliser l'apparence de l'interface utilisateur, tels que la couleur du texte, la couleur du bouton, etc.</text:p>
        </text:list-item>
        <text:list-item>
          <text:p text:style-name="P99"><text:span text:style-name="Élevé">Affichage dynamique des données</text:span>: Les données sont affichées dynamiquement dans l'interface utilisateur à mesure qu'elles sont calculées, telles que le nombre d'occurrences de chaque voyelle et le nombre total de consonnes.</text:p>
        </text:list-item>
      </text:list>
      <text:p text:style-name="P100">En résumé, les principes de conception impliqués dans cette application incluent l'utilisation de widgets Flutter, la gestion de l'état, la réactivité aux événements utilisateur, l'utilisation d'expressions régulières, la personnalisation des styles et des thèmes, et l'affichage dynamique des données.</text:p>
      <text:p text:style-name="z-Hautduformulaire">Haut du formulaire</text:p>
      <text:p text:style-name="P101">Haut du formulaire</text:p>
      <text:p text:style-name="P102"><text:span text:style-name="T103">Rapport de développement de l'application<text:s/></text:span><text:span text:style-name="T104">Analyse-voyell</text:span></text:p>
      <text:p text:style-name="P105"><text:span text:style-name="T106">Défis rencontrés :</text:span></text:p>
      <text:list text:style-name="LFO6" text:continue-numbering="true">
        <text:list-item>
          <text:p text:style-name="P107"><text:span text:style-name="T108">Gestion de l'état :</text:span><text:span text:style-name="T109"><text:s/>Un défi majeur était de gérer efficacement l'état de l'application tout en assurant une expérience utilisateur fluide. Cela incluait la mise à jour de l'interface utilisateur en temps réel lors de la saisie de texte et de l'analyse des voyelles.</text:span></text:p>
        </text:list-item>
        <text:list-item>
          <text:p text:style-name="P110"><text:span text:style-name="T111">Affichage des données :</text:span><text:span text:style-name="T112"><text:s/>Un autre défi était de trouver le meilleur moyen d'afficher les données analysées de manière claire et esthétique, en utilisant les widgets appropriés de Flutter.</text:span></text:p>
        </text:list-item>
        <text:list-item>
          <text:p text:style-name="P113"><text:span text:style-name="T114">Coordination des composants :</text:span><text:span text:style-name="T115"><text:s/>Coordonner les interactions entre le modèle, la vue et le contrôleur pour garantir que les données étaient correctement traitées et affichées.</text:span></text:p>
        </text:list-item>
      </text:list>
      <text:soft-page-break/>
      <text:p text:style-name="P116"><text:span text:style-name="T117">Solutions adoptées :</text:span></text:p>
      <text:list text:style-name="LFO7" text:continue-numbering="true">
        <text:list-item>
          <text:p text:style-name="P118"><text:span text:style-name="T119">Utilisation de setState :</text:span><text:span text:style-name="T120"><text:s/>Nous avons utilisé la méthode<text:s/></text:span><text:span text:style-name="T121">setState</text:span><text:span text:style-name="T122"><text:s/>de Flutter pour gérer l'état de l'application, ce qui nous a permis de déclencher une mise à jour de l'interface utilisateur lorsque l'état de l'application changeait.</text:span></text:p>
        </text:list-item>
        <text:list-item>
          <text:p text:style-name="P123"><text:span text:style-name="T124">Choix des widgets :</text:span><text:span text:style-name="T125"><text:s/>Nous avons choisi judicieusement les widgets Flutter pour afficher les données analysées de manière claire et attrayante, notamment les TextFields, ElevatedButtons, ListViews et ListTiles.</text:span></text:p>
        </text:list-item>
        <text:list-item>
          <text:p text:style-name="P126"><text:span text:style-name="T127">Séparation des responsabilités :</text:span><text:span text:style-name="T128"><text:s/>Nous avons suivi le principe de séparation des préoccupations en séparant la logique métier du contrôleur et la logique de présentation de la vue, ce qui a simplifié le développement et la maintenance de l'application.</text:span></text:p>
        </text:list-item>
      </text:list>
      <text:p text:style-name="P129"><text:span text:style-name="T130">Leçons apprises :</text:span></text:p>
      <text:list text:style-name="LFO8" text:continue-numbering="true">
        <text:list-item>
          <text:p text:style-name="P131"><text:span text:style-name="T132">Importance de la planification :</text:span><text:span text:style-name="T133"><text:s/>Une planification minutieuse du développement, y compris la définition des fonctionnalités, des délais et des ressources nécessaires, est essentielle pour mener à bien un projet de développement d'application.</text:span></text:p>
        </text:list-item>
        <text:list-item>
          <text:p text:style-name="P134"><text:span text:style-name="T135">Flexibilité et adaptabilité :</text:span><text:span text:style-name="T136"><text:s/>Il est important d'être flexible et adaptable face aux défis rencontrés pendant le développement, en recherchant des solutions alternatives et en ajustant les plans si nécessaire.</text:span></text:p>
        </text:list-item>
        <text:list-item>
          <text:p text:style-name="P137"><text:span text:style-name="T138">Collaboration et communication :</text:span><text:span text:style-name="T139"><text:s/>Une communication efficace et une collaboration étroite avec l'équipe sont cruciales pour résoudre les problèmes rapidement et garantir la qualité du produit final.</text:span></text:p>
        </text:list-item>
      </text:list>
      <text:p text:style-name="P140"><text:span text:style-name="T141">Améliorations futures :</text:span></text:p>
      <text:list text:style-name="LFO9" text:continue-numbering="true">
        <text:list-item>
          <text:p text:style-name="P142"><text:span text:style-name="T143">Ajout de fonctionnalités :</text:span><text:span text:style-name="T144"><text:s/>Nous pourrions envisager d'ajouter des fonctionnalités supplémentaires, telles que la prise en charge de la ponctuation et des caractères spéciaux, pour rendre l'application plus polyvalente.</text:span></text:p>
        </text:list-item>
        <text:list-item>
          <text:p text:style-name="P145"><text:span text:style-name="T146">Optimisation des performances :</text:span><text:span text:style-name="T147"><text:s/>Nous pourrions chercher à optimiser les performances de l'application en optimisant le code et en utilisant des techniques <text:s/>pour améliorer l'efficacité de l'application.</text:span></text:p>
        </text:list-item>
        <text:list-item>
          <text:p text:style-name="P148"><text:span text:style-name="T149">Internationalisation :</text:span><text:span text:style-name="T150"><text:s/>L'ajout de support pour plusieurs langues et localisations pourrait rendre l'application accessible à un public plus large.</text:span></text:p>
        </text:list-item>
      </text:list>
      <text:p text:style-name="P151"><text:span text:style-name="T152"><draw:custom-shape svg:x="0in" svg:y="0in" svg:width="0in" svg:height="0in" draw:z-index="0" draw:id="id2" draw:style-name="a4" draw:name="Horizontal Line 7" text:anchor-type="as-char"><svg:title/><svg:desc/><draw:enhanced-geometry draw:type="non-primitive" svg:viewBox="0 0 21600 21600" draw:enhanced-path="M 0 0 L 21600 0 21600 21600 0 21600 Z N"/></draw:custom-shape></text:span></text:p>
      <text:soft-page-break/>
      <text:p text:style-name="P153">Ce projet nous a permis de développer nos compétences en développement d'applications Flutter tout en nous confrontant à des défis intéressants. Nous avons appris l'importance de la planification, de la flexibilité et de la collaboration dans le processus de développement logiciel. En tirant parti de ces enseignements, nous sommes confiants dans notre capacité à créer des applications de haute qualité à l'avenir.</text:p>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fr" style:country-asian="FR" fo:hyphenate="false"/>
    </style:style>
    <style:style style:name="z-HautduformulaireCar" style:display-name="z-Haut du formulaire Car" style:family="text" style:parent-style-name="Policepardéfaut">
      <style:text-properties style:font-name="Arial" style:font-name-asian="Times New Roman" style:font-name-complex="Arial" text:display="none" style:letter-kerning="false" fo:font-size="8pt" style:font-size-asian="8pt" style:font-size-complex="8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2"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01389in" style:font-size-asian="0.01389in" style:font-size-complex="0.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fore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En-tête"><draw:custom-shape svg:width="5.07569in" svg:height="3.80625in" draw:z-index="251663360" draw:id="id0" draw:style-name="a2" draw:transform="translate(-2.53785in -1.90312in) rotate(-5.49779) translate(1.55382in 1.41146in)" draw:name="PowerPlusWaterMarkObject1110343392" text:anchor-type="paragraph"><svg:title/><svg:desc/><text:p text:style-name="a1" text:class-names="" text:cond-style-name=""><text:span text:style-name="a0" text:class-names="">AIDA</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OUS RABOUDI</meta:initial-creator>
    <dc:creator>AOUS RABOUDI</dc:creator>
    <meta:creation-date>2024-03-20T10:14:00Z</meta:creation-date>
    <dc:date>2024-03-20T13:38:00Z</dc:date>
    <meta:template xlink:href="Normal.dotm" xlink:type="simple"/>
    <meta:editing-cycles>1</meta:editing-cycles>
    <meta:editing-duration>PT12240S</meta:editing-duration>
    <meta:document-statistic meta:page-count="5" meta:paragraph-count="16" meta:word-count="1246" meta:character-count="8084" meta:row-count="57" meta:non-whitespace-character-count="6854"/>
  </office:meta>
</office:document-meta>
</file>